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solid" draw:fill-color="#b2df8a" draw:textarea-horizontal-align="justify" draw:textarea-vertical-align="middle" draw:auto-grow-height="false" fo:min-height="0.385cm" fo:min-width="8.263cm"/>
    </style:style>
    <style:style style:name="gr3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4.1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93cm"/>
    </style:style>
    <style:style style:name="gr7" style:family="graphic" style:parent-style-name="standard">
      <style:graphic-properties draw:stroke="none" svg:stroke-color="#000000" draw:fill-color="#b2df8a" draw:textarea-horizontal-align="justify" draw:textarea-vertical-align="middle" draw:auto-grow-height="false" fo:min-height="0.385cm" fo:min-width="7.993cm"/>
    </style:style>
    <style:style style:name="gr8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6.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0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797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4.754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761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641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352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3.602cm" fo:min-width="0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4.205cm" fo:min-width="0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881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solid" draw:fill-color="#b2df8a" draw:textarea-horizontal-align="justify" draw:textarea-vertical-align="middle" draw:auto-grow-height="false" fo:min-height="0.385cm" fo:min-width="10.04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946cm"/>
    </style:style>
    <style:style style:name="gr20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8.771cm"/>
    </style:style>
    <style:style style:name="gr21" style:family="graphic" style:parent-style-name="standard">
      <style:graphic-properties draw:stroke="none" svg:stroke-color="#000000" draw:fill-color="#b2df8a" draw:textarea-horizontal-align="justify" draw:textarea-vertical-align="middle" draw:auto-grow-height="false" fo:min-height="0.385cm" fo:min-width="7.39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88cm"/>
    </style:style>
    <style:style style:name="gr23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8.517cm"/>
    </style:style>
    <style:style style:name="gr24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434cm" fo:min-width="0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5.511cm" fo:min-width="0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384cm" fo:min-width="0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505cm" fo:min-width="0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353cm" fo:min-width="0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7.936cm" fo:min-width="0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557cm" fo:min-width="0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196cm" fo:min-width="0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solid" draw:fill-color="#b2df8a" draw:textarea-horizontal-align="justify" draw:textarea-vertical-align="middle" draw:auto-grow-height="false" fo:min-height="0.385cm" fo:min-width="9.017cm"/>
    </style:style>
    <style:style style:name="gr33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5.18cm"/>
    </style:style>
    <style:style style:name="gr34" style:family="graphic" style:parent-style-name="standard">
      <style:graphic-properties draw:stroke="none" svg:stroke-color="#000000" draw:fill-color="#b2df8a" draw:textarea-horizontal-align="justify" draw:textarea-vertical-align="middle" draw:auto-grow-height="false" fo:min-height="0.385cm" fo:min-width="8.42cm"/>
    </style:style>
    <style:style style:name="gr35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7.212cm"/>
    </style:style>
    <style:style style:name="gr36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436cm" fo:min-width="0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5.324cm" fo:min-width="0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563cm" fo:min-width="0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538cm" fo:min-width="0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508cm" fo:min-width="0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4.241cm" fo:min-width="0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4.189cm" fo:min-width="0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899cm" fo:min-width="0cm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draw:fill="none" fo:min-height="0.556cm"/>
    </style:style>
    <style:style style:name="gr46" style:family="graphic" style:parent-style-name="standard">
      <style:graphic-properties draw:stroke="none" draw:fill="none" fo:min-height="0.635cm"/>
    </style:style>
    <style:style style:name="gr47" style:family="graphic" style:parent-style-name="standard">
      <style:graphic-properties draw:stroke="none" draw:fill="none" fo:min-height="0.641cm"/>
    </style:style>
    <style:style style:name="gr48" style:family="graphic" style:parent-style-name="standard">
      <style:graphic-properties draw:stroke="none" draw:fill="none" fo:min-height="0.63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0.43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0.43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2cm" fo:min-width="4.62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6.69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2.69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2df8a"/>
      <style:paragraph-properties fo:text-align="center"/>
      <style:text-properties fo:font-size="12pt" style:font-size-asian="14pt" style:font-size-complex="14pt"/>
    </style:style>
    <style:style style:name="P4" style:family="paragraph">
      <loext:graphic-properties draw:fill-color="#a6cee3"/>
      <style:paragraph-properties fo:text-align="center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text-properties fo:font-size="12pt" style:font-size-asian="14pt" style:font-size-complex="14pt"/>
    </style:style>
    <style:style style:name="P6" style:family="paragraph">
      <loext:graphic-properties draw:fill-color="#b2df8a"/>
      <style:paragraph-properties fo:text-align="center"/>
      <style:text-properties fo:font-size="12pt" style:font-size-asian="14pt" style:font-size-complex="14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2pt"/>
    </style:style>
    <style:style style:name="P9" style:family="paragraph">
      <loext:graphic-properties draw:fill="none"/>
      <style:text-properties fo:color="#ce181e" fo:font-size="12pt"/>
    </style:style>
    <style:style style:name="P10" style:family="paragraph">
      <loext:graphic-properties draw:fill="none" draw:fill-color="#ffffff"/>
      <style:text-properties fo:font-size="18pt" fo:font-weight="bold" style:font-size-asian="20pt" style:font-size-complex="20pt"/>
    </style:style>
    <style:style style:name="P11" style:family="paragraph">
      <loext:graphic-properties draw:fill="none" draw:fill-color="#ffffff"/>
      <style:text-properties fo:font-size="16pt" fo:font-weight="bold" style:font-size-asian="16pt" style:font-size-complex="16pt"/>
    </style:style>
    <style:style style:name="T1" style:family="text">
      <style:text-properties fo:font-size="12pt" style:font-size-asian="14pt" style:font-size-complex="14pt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color="#ce181e" fo:font-size="12pt" style:font-size-asian="14pt" style:font-size-complex="14pt"/>
    </style:style>
    <style:style style:name="T4" style:family="text">
      <style:text-properties fo:font-size="18pt" fo:font-weight="bold" style:font-size-asian="14pt" style:font-weight-asian="bold" style:font-size-complex="14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714cm" svg:y1="20.444cm" svg:x2="6.714cm" svg:y2="21.783cm">
          <text:p/>
        </draw:line>
        <draw:line draw:style-name="gr1" draw:text-style-name="P1" draw:layer="layout" svg:x1="10.778cm" svg:y1="20.444cm" svg:x2="10.778cm" svg:y2="21.783cm">
          <text:p/>
        </draw:line>
        <draw:custom-shape draw:style-name="gr2" draw:text-style-name="P3" draw:layer="layout" svg:width="8.763cm" svg:height="0.635cm" svg:x="6.714cm" svg:y="20.443cm">
          <text:p text:style-name="P2"><text:span text:style-name="T1">Environment, 70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698cm" svg:height="0.635cm" svg:x="6.08cm" svg:y="21.114cm">
          <text:p text:style-name="P2"><text:span text:style-name="T1">Regions, 37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08cm" svg:y1="20.445cm" svg:x2="6.08cm" svg:y2="21.784cm">
          <text:p/>
        </draw:line>
        <draw:line draw:style-name="gr1" draw:text-style-name="P1" draw:layer="layout" svg:x1="18.78cm" svg:y1="20.445cm" svg:x2="18.78cm" svg:y2="21.784cm">
          <text:p/>
        </draw:line>
        <draw:frame draw:style-name="gr4" draw:text-style-name="P5" draw:layer="layout" svg:width="1.217cm" svg:height="0.806cm" svg:x="6.026cm" svg:y="22.34cm">
          <draw:text-box>
            <text:p><text:span text:style-name="T1">4%</text:span></text:p>
          </draw:text-box>
        </draw:frame>
        <draw:frame draw:style-name="gr5" draw:text-style-name="P5" draw:layer="layout" svg:width="2.54cm" svg:height="0.806cm" svg:x="12.519cm" svg:y="22.318cm">
          <draw:text-box>
            <text:p><text:span text:style-name="T1">37</text:span><text:span text:style-name="T1">%</text:span></text:p>
          </draw:text-box>
        </draw:frame>
        <draw:frame draw:style-name="gr6" draw:text-style-name="P5" draw:layer="layout" svg:width="1.493cm" svg:height="0.806cm" svg:x="16.614cm" svg:y="22.24cm">
          <draw:text-box>
            <text:p><text:span text:style-name="T1">26</text:span><text:span text:style-name="T1">%</text:span></text:p>
          </draw:text-box>
        </draw:frame>
        <draw:frame draw:style-name="gr6" draw:text-style-name="P5" draw:layer="layout" svg:width="1.493cm" svg:height="0.806cm" svg:x="8.147cm" svg:y="22.319cm">
          <draw:text-box>
            <text:p><text:span text:style-name="T1">33</text:span><text:span text:style-name="T1">%</text:span></text:p>
          </draw:text-box>
        </draw:frame>
        <draw:line draw:style-name="gr1" draw:text-style-name="P1" draw:layer="layout" svg:x1="12.556cm" svg:y1="17.837cm" svg:x2="12.556cm" svg:y2="19.233cm">
          <text:p/>
        </draw:line>
        <draw:line draw:style-name="gr1" draw:text-style-name="P1" draw:layer="layout" svg:x1="7.223cm" svg:y1="17.891cm" svg:x2="7.223cm" svg:y2="19.287cm">
          <text:p/>
        </draw:line>
        <draw:custom-shape draw:style-name="gr7" draw:text-style-name="P6" draw:layer="layout" svg:width="8.493cm" svg:height="0.635cm" svg:x="7.239cm" svg:y="17.893cm">
          <text:p text:style-name="P2"><text:span text:style-name="T1">Environment, 68% 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52cm" svg:height="0.635cm" svg:x="6.08cm" svg:y="18.564cm">
          <text:p text:style-name="P2"><text:span text:style-name="T1">Regions, 51%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08cm" svg:y1="17.838cm" svg:x2="6.08cm" svg:y2="19.234cm">
          <text:p/>
        </draw:line>
        <draw:line draw:style-name="gr1" draw:text-style-name="P1" draw:layer="layout" svg:x1="18.78cm" svg:y1="17.838cm" svg:x2="18.78cm" svg:y2="19.234cm">
          <text:p/>
        </draw:line>
        <draw:frame draw:style-name="gr9" draw:text-style-name="P5" draw:layer="layout" svg:width="2.032cm" svg:height="0.889cm" svg:x="6.079cm" svg:y="19.768cm">
          <draw:text-box>
            <text:p><text:span text:style-name="T1">9%</text:span></text:p>
          </draw:text-box>
        </draw:frame>
        <draw:frame draw:style-name="gr5" draw:text-style-name="P5" draw:layer="layout" svg:width="2.54cm" svg:height="0.806cm" svg:x="13.699cm" svg:y="19.724cm">
          <draw:text-box>
            <text:p><text:span text:style-name="T1">25</text:span><text:span text:style-name="T1">%</text:span></text:p>
          </draw:text-box>
        </draw:frame>
        <draw:frame draw:style-name="gr6" draw:text-style-name="P5" draw:layer="layout" svg:width="1.493cm" svg:height="0.806cm" svg:x="16.747cm" svg:y="19.724cm">
          <draw:text-box>
            <text:p><text:span text:style-name="T1">24%</text:span></text:p>
          </draw:text-box>
        </draw:frame>
        <draw:frame draw:style-name="gr6" draw:text-style-name="P5" draw:layer="layout" svg:width="1.493cm" svg:height="0.806cm" svg:x="9.285cm" svg:y="19.768cm">
          <draw:text-box>
            <text:p><text:span text:style-name="T1">4</text:span><text:span text:style-name="T1">2</text:span><text:span text:style-name="T1">%</text:span></text:p>
          </draw:text-box>
        </draw:frame>
        <draw:custom-shape draw:style-name="gr10" draw:text-style-name="P1" draw:layer="layout" svg:width="0.635cm" svg:height="1.159cm" draw:transform="rotate (-1.5707963267949) translate (7.239cm 19.23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" draw:layer="layout" svg:width="0.635cm" svg:height="5.334cm" draw:transform="rotate (-1.5707963267949) translate (12.557cm 19.2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635cm" svg:height="3.175cm" draw:transform="rotate (-1.5707963267949) translate (15.731cm 19.2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draw:layer="layout" svg:width="0.635cm" svg:height="3.049cm" draw:transform="rotate (-1.5707963267949) translate (18.78cm 19.23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" draw:layer="layout" svg:width="0.635cm" svg:height="0.634cm" draw:transform="rotate (-1.5707963267949) translate (6.714cm 21.78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" draw:layer="layout" svg:width="0.635cm" svg:height="4.064cm" draw:transform="rotate (-1.5707963267949) translate (10.778cm 21.7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1" draw:layer="layout" svg:width="0.635cm" svg:height="4.699cm" draw:transform="rotate (-1.5707963267949) translate (15.477cm 21.7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" draw:layer="layout" svg:width="0.635cm" svg:height="3.303cm" draw:transform="rotate (-1.5707963267949) translate (18.78cm 21.78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6.75cm" svg:y1="5.544cm" svg:x2="6.75cm" svg:y2="6.883cm">
          <text:p/>
        </draw:line>
        <draw:line draw:style-name="gr1" draw:text-style-name="P1" draw:layer="layout" svg:x1="15.386cm" svg:y1="5.544cm" svg:x2="15.386cm" svg:y2="6.883cm">
          <text:p/>
        </draw:line>
        <draw:custom-shape draw:style-name="gr18" draw:text-style-name="P3" draw:layer="layout" svg:width="10.541cm" svg:height="0.635cm" svg:x="6.75cm" svg:y="5.543cm">
          <text:p text:style-name="P2"><text:span text:style-name="T1">Environment, 84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1.446cm" svg:height="1.673cm" svg:x="4.234cm" svg:y="5.788cm">
          <draw:text-box>
            <text:p text:style-name="P7"><text:span text:style-name="T2">Plot</text:span></text:p>
            <text:p text:style-name="P7"><text:span text:style-name="T2">grain</text:span></text:p>
            <text:p text:style-name="P7"><text:span text:style-name="T2"/></text:p>
          </draw:text-box>
        </draw:frame>
        <draw:custom-shape draw:style-name="gr20" draw:text-style-name="P4" draw:layer="layout" svg:width="9.271cm" svg:height="0.635cm" svg:x="6.115cm" svg:y="6.213cm">
          <text:p text:style-name="P2"><text:span text:style-name="T1">Regions, 73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115cm" svg:y1="5.544cm" svg:x2="6.115cm" svg:y2="6.883cm">
          <text:p/>
        </draw:line>
        <draw:line draw:style-name="gr1" draw:text-style-name="P1" draw:layer="layout" svg:x1="18.815cm" svg:y1="5.544cm" svg:x2="18.815cm" svg:y2="6.883cm">
          <text:p/>
        </draw:line>
        <draw:frame draw:style-name="gr4" draw:text-style-name="P5" draw:layer="layout" svg:width="1.217cm" svg:height="0.806cm" svg:x="6.061cm" svg:y="7.439cm">
          <draw:text-box>
            <text:p><text:span text:style-name="T1">4%</text:span></text:p>
          </draw:text-box>
        </draw:frame>
        <draw:frame draw:style-name="gr5" draw:text-style-name="P5" draw:layer="layout" svg:width="2.54cm" svg:height="0.806cm" svg:x="15.64cm" svg:y="7.439cm">
          <draw:text-box>
            <text:p><text:span text:style-name="T1">15</text:span><text:span text:style-name="T1">%</text:span></text:p>
          </draw:text-box>
        </draw:frame>
        <draw:frame draw:style-name="gr6" draw:text-style-name="P5" draw:layer="layout" svg:width="1.493cm" svg:height="0.806cm" svg:x="17.449cm" svg:y="7.439cm">
          <draw:text-box>
            <text:p><text:span text:style-name="T1">12%</text:span></text:p>
          </draw:text-box>
        </draw:frame>
        <draw:frame draw:style-name="gr6" draw:text-style-name="P5" draw:layer="layout" svg:width="1.493cm" svg:height="0.806cm" svg:x="10.387cm" svg:y="7.483cm">
          <draw:text-box>
            <text:p><text:span text:style-name="T1">69%</text:span></text:p>
          </draw:text-box>
        </draw:frame>
        <draw:line draw:style-name="gr1" draw:text-style-name="P1" draw:layer="layout" svg:x1="15.132cm" svg:y1="3.004cm" svg:x2="15.132cm" svg:y2="4.333cm">
          <text:p/>
        </draw:line>
        <draw:line draw:style-name="gr1" draw:text-style-name="P1" draw:layer="layout" svg:x1="9.001cm" svg:y1="3.032cm" svg:x2="9.001cm" svg:y2="4.361cm">
          <text:p/>
        </draw:line>
        <draw:custom-shape draw:style-name="gr21" draw:text-style-name="P6" draw:layer="layout" svg:width="7.893cm" svg:height="0.635cm" svg:x="9.001cm" svg:y="2.993cm">
          <text:p text:style-name="P2"><text:span text:style-name="T1">Environment, 62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8" draw:layer="layout" svg:width="1.988cm" svg:height="1.673cm" svg:x="3.692cm" svg:y="3.205cm">
          <draw:text-box>
            <text:p text:style-name="P7"><text:span text:style-name="T2">Cou</text:span><text:span text:style-name="T2">ntry</text:span></text:p>
            <text:p text:style-name="P7"><text:span text:style-name="T2">grai</text:span><text:span text:style-name="T2">n</text:span></text:p>
            <text:p text:style-name="P7"><text:span text:style-name="T2"/></text:p>
          </draw:text-box>
        </draw:frame>
        <draw:custom-shape draw:style-name="gr23" draw:text-style-name="P4" draw:layer="layout" svg:width="9.017cm" svg:height="0.635cm" svg:x="6.115cm" svg:y="3.663cm">
          <text:p text:style-name="P2"><text:span text:style-name="T1">Regions, 72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115cm" svg:y1="3.004cm" svg:x2="6.115cm" svg:y2="4.333cm">
          <text:p/>
        </draw:line>
        <draw:line draw:style-name="gr1" draw:text-style-name="P1" draw:layer="layout" svg:x1="18.815cm" svg:y1="3.004cm" svg:x2="18.815cm" svg:y2="4.333cm">
          <text:p/>
        </draw:line>
        <draw:frame draw:style-name="gr5" draw:text-style-name="P5" draw:layer="layout" svg:width="1.493cm" svg:height="0.806cm" svg:x="6.781cm" svg:y="4.868cm">
          <draw:text-box>
            <text:p><text:span text:style-name="T1">23%</text:span></text:p>
          </draw:text-box>
        </draw:frame>
        <draw:frame draw:style-name="gr5" draw:text-style-name="P5" draw:layer="layout" svg:width="2.54cm" svg:height="0.806cm" svg:x="15.386cm" svg:y="4.824cm">
          <draw:text-box>
            <text:p><text:span text:style-name="T1">12%</text:span></text:p>
          </draw:text-box>
        </draw:frame>
        <draw:frame draw:style-name="gr6" draw:text-style-name="P5" draw:layer="layout" svg:width="1.493cm" svg:height="0.806cm" svg:x="17.264cm" svg:y="4.824cm">
          <draw:text-box>
            <text:p><text:span text:style-name="T1">15</text:span><text:span text:style-name="T1">%</text:span></text:p>
          </draw:text-box>
        </draw:frame>
        <draw:frame draw:style-name="gr6" draw:text-style-name="P5" draw:layer="layout" svg:width="1.493cm" svg:height="0.806cm" svg:x="11.299cm" svg:y="4.868cm">
          <draw:text-box>
            <text:p><text:span text:style-name="T1">50%</text:span></text:p>
          </draw:text-box>
        </draw:frame>
        <draw:custom-shape draw:style-name="gr24" draw:text-style-name="P1" draw:layer="layout" svg:width="0.635cm" svg:height="2.886cm" draw:transform="rotate (-1.5707963267949) translate (9.001cm 4.3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1" draw:layer="layout" svg:width="0.635cm" svg:height="6.131cm" draw:transform="rotate (-1.5707963267949) translate (15.132cm 4.3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1" draw:layer="layout" svg:width="0.635cm" svg:height="1.778cm" draw:transform="rotate (-1.5707963267949) translate (16.91cm 4.3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1" draw:layer="layout" svg:width="0.635cm" svg:height="1.905cm" draw:transform="rotate (-1.5707963267949) translate (18.815cm 4.3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1" draw:layer="layout" svg:width="0.635cm" svg:height="0.635cm" draw:transform="rotate (-1.5707963267949) translate (6.75cm 6.8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1" draw:layer="layout" svg:width="0.635cm" svg:height="8.636cm" draw:transform="rotate (-1.5707963267949) translate (15.386cm 6.8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0" draw:text-style-name="P1" draw:layer="layout" svg:width="0.635cm" svg:height="1.905cm" draw:transform="rotate (-1.5707963267949) translate (17.291cm 6.8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1" draw:text-style-name="P1" draw:layer="layout" svg:width="0.635cm" svg:height="1.524cm" draw:transform="rotate (-1.5707963267949) translate (18.815cm 6.8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6.958cm" svg:y1="13.157cm" svg:x2="6.958cm" svg:y2="14.435cm">
          <text:p/>
        </draw:line>
        <draw:line draw:style-name="gr1" draw:text-style-name="P1" draw:layer="layout" svg:x1="11.749cm" svg:y1="13.157cm" svg:x2="11.749cm" svg:y2="14.435cm">
          <text:p/>
        </draw:line>
        <draw:custom-shape draw:style-name="gr32" draw:text-style-name="P3" draw:layer="layout" svg:width="9.517cm" svg:height="0.635cm" svg:x="6.958cm" svg:y="13.095cm">
          <text:p text:style-name="P2"><text:span text:style-name="T1">Environment, 75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5.68cm" svg:height="0.635cm" svg:x="6.115cm" svg:y="13.765cm">
          <text:p text:style-name="P2"><text:span text:style-name="T1">Regions, 44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115cm" svg:y1="13.157cm" svg:x2="6.115cm" svg:y2="14.435cm">
          <text:p/>
        </draw:line>
        <draw:line draw:style-name="gr1" draw:text-style-name="P1" draw:layer="layout" svg:x1="18.815cm" svg:y1="13.157cm" svg:x2="18.815cm" svg:y2="14.435cm">
          <text:p/>
        </draw:line>
        <draw:frame draw:style-name="gr4" draw:text-style-name="P5" draw:layer="layout" svg:width="1.217cm" svg:height="0.806cm" svg:x="6.061cm" svg:y="14.991cm">
          <draw:text-box>
            <text:p><text:span text:style-name="T1">7%</text:span></text:p>
          </draw:text-box>
        </draw:frame>
        <draw:frame draw:style-name="gr5" draw:text-style-name="P5" draw:layer="layout" svg:width="2.54cm" svg:height="0.806cm" svg:x="13.354cm" svg:y="14.926cm">
          <draw:text-box>
            <text:p><text:span text:style-name="T1">38</text:span><text:span text:style-name="T1">%</text:span></text:p>
          </draw:text-box>
        </draw:frame>
        <draw:frame draw:style-name="gr6" draw:text-style-name="P5" draw:layer="layout" svg:width="1.493cm" svg:height="0.806cm" svg:x="16.949cm" svg:y="14.991cm">
          <draw:text-box>
            <text:p><text:span text:style-name="T1">18</text:span><text:span text:style-name="T1">%</text:span></text:p>
          </draw:text-box>
        </draw:frame>
        <draw:frame draw:style-name="gr6" draw:text-style-name="P5" draw:layer="layout" svg:width="1.493cm" svg:height="0.806cm" svg:x="8.782cm" svg:y="14.97cm">
          <draw:text-box>
            <text:p><text:span text:style-name="T1">37</text:span><text:span text:style-name="T1">%</text:span></text:p>
          </draw:text-box>
        </draw:frame>
        <draw:line draw:style-name="gr1" draw:text-style-name="P1" draw:layer="layout" svg:x1="13.827cm" svg:y1="10.525cm" svg:x2="13.827cm" svg:y2="11.897cm">
          <text:p/>
        </draw:line>
        <draw:line draw:style-name="gr1" draw:text-style-name="P1" draw:layer="layout" svg:x1="7.893cm" svg:y1="10.513cm" svg:x2="7.893cm" svg:y2="11.885cm">
          <text:p/>
        </draw:line>
        <draw:custom-shape draw:style-name="gr34" draw:text-style-name="P6" draw:layer="layout" svg:width="8.92cm" svg:height="0.635cm" svg:x="7.95cm" svg:y="10.545cm">
          <text:p text:style-name="P2"><text:span text:style-name="T1">Environment, 70% 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7.712cm" svg:height="0.635cm" svg:x="6.115cm" svg:y="11.215cm">
          <text:p text:style-name="P2"><text:span text:style-name="T1">Regions, 61%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115cm" svg:y1="10.571cm" svg:x2="6.119cm" svg:y2="11.955cm">
          <text:p/>
        </draw:line>
        <draw:line draw:style-name="gr1" draw:text-style-name="P1" draw:layer="layout" svg:x1="18.815cm" svg:y1="10.513cm" svg:x2="18.815cm" svg:y2="11.885cm">
          <text:p/>
        </draw:line>
        <draw:frame draw:style-name="gr9" draw:text-style-name="P5" draw:layer="layout" svg:width="2.032cm" svg:height="0.889cm" svg:x="6.542cm" svg:y="12.42cm">
          <draw:text-box>
            <text:p><text:span text:style-name="T1">14%</text:span></text:p>
          </draw:text-box>
        </draw:frame>
        <draw:frame draw:style-name="gr5" draw:text-style-name="P5" draw:layer="layout" svg:width="2.54cm" svg:height="0.806cm" svg:x="15.386cm" svg:y="12.376cm">
          <draw:text-box>
            <text:p><text:span text:style-name="T1">23%</text:span></text:p>
          </draw:text-box>
        </draw:frame>
        <draw:frame draw:style-name="gr6" draw:text-style-name="P5" draw:layer="layout" svg:width="1.493cm" svg:height="0.806cm" svg:x="17.264cm" svg:y="12.376cm">
          <draw:text-box>
            <text:p><text:span text:style-name="T1">16%</text:span></text:p>
          </draw:text-box>
        </draw:frame>
        <draw:frame draw:style-name="gr6" draw:text-style-name="P5" draw:layer="layout" svg:width="1.493cm" svg:height="0.806cm" svg:x="10.766cm" svg:y="12.42cm">
          <draw:text-box>
            <text:p><text:span text:style-name="T1">48%</text:span></text:p>
          </draw:text-box>
        </draw:frame>
        <draw:custom-shape draw:style-name="gr36" draw:text-style-name="P1" draw:layer="layout" svg:width="0.635cm" svg:height="1.778cm" draw:transform="rotate (-1.5707963267949) translate (7.893cm 11.88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7" draw:text-style-name="P1" draw:layer="layout" svg:width="0.635cm" svg:height="5.934cm" draw:transform="rotate (-1.5707963267949) translate (13.827cm 11.88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8" draw:text-style-name="P1" draw:layer="layout" svg:width="0.635cm" svg:height="3.021cm" draw:transform="rotate (-1.5707963267949) translate (16.848cm 11.88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9" draw:text-style-name="P1" draw:layer="layout" svg:width="0.635cm" svg:height="1.94cm" draw:transform="rotate (-1.5707963267949) translate (18.815cm 11.88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0" draw:text-style-name="P1" draw:layer="layout" svg:width="0.635cm" svg:height="0.854cm" draw:transform="rotate (-1.5707963267949) translate (6.969cm 14.43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1" draw:text-style-name="P1" draw:layer="layout" svg:width="0.635cm" svg:height="4.791cm" draw:transform="rotate (-1.5707963267949) translate (11.749cm 14.43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2" draw:text-style-name="P1" draw:layer="layout" svg:width="0.635cm" svg:height="4.737cm" draw:transform="rotate (-1.5707963267949) translate (16.486cm 14.43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1" draw:layer="layout" svg:width="0.635cm" svg:height="2.321cm" draw:transform="rotate (-1.5707963267949) translate (18.815cm 14.43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4" draw:text-style-name="P1" draw:layer="layout" svg:x1="15.731cm" svg:y1="17.837cm" svg:x2="15.731cm" svg:y2="19.233cm">
          <text:p/>
        </draw:line>
        <draw:line draw:style-name="gr44" draw:text-style-name="P1" draw:layer="layout" svg:x1="15.477cm" svg:y1="20.444cm" svg:x2="15.477cm" svg:y2="21.783cm">
          <text:p/>
        </draw:line>
        <draw:line draw:style-name="gr44" draw:text-style-name="P1" draw:layer="layout" svg:x1="16.848cm" svg:y1="10.525cm" svg:x2="16.848cm" svg:y2="11.897cm">
          <text:p/>
        </draw:line>
        <draw:line draw:style-name="gr44" draw:text-style-name="P1" draw:layer="layout" svg:x1="16.502cm" svg:y1="13.157cm" svg:x2="16.502cm" svg:y2="14.435cm">
          <text:p/>
        </draw:line>
        <draw:line draw:style-name="gr44" draw:text-style-name="P1" draw:layer="layout" svg:x1="16.91cm" svg:y1="3.004cm" svg:x2="16.91cm" svg:y2="4.333cm">
          <text:p/>
        </draw:line>
        <draw:line draw:style-name="gr44" draw:text-style-name="P1" draw:layer="layout" svg:x1="17.291cm" svg:y1="5.544cm" svg:x2="17.291cm" svg:y2="6.883cm">
          <text:p/>
        </draw:line>
        <draw:frame draw:style-name="gr45" draw:text-style-name="P9" draw:layer="layout" svg:width="1.616cm" svg:height="0.806cm" svg:x="16.758cm" svg:y="2.84cm">
          <draw:text-box>
            <text:p><text:span text:style-name="T3">85%</text:span></text:p>
          </draw:text-box>
        </draw:frame>
        <draw:frame draw:style-name="gr46" draw:text-style-name="P9" draw:layer="layout" svg:width="1.505cm" svg:height="0.885cm" svg:x="17.123cm" svg:y="5.366cm">
          <draw:text-box>
            <text:p><text:span text:style-name="T3">88%</text:span></text:p>
          </draw:text-box>
        </draw:frame>
        <draw:frame draw:style-name="gr45" draw:text-style-name="P9" draw:layer="layout" svg:width="1.524cm" svg:height="0.806cm" svg:x="16.777cm" svg:y="10.378cm">
          <draw:text-box>
            <text:p><text:span text:style-name="T3">84%</text:span></text:p>
          </draw:text-box>
        </draw:frame>
        <draw:frame draw:style-name="gr47" draw:text-style-name="P9" draw:layer="layout" svg:width="1.778cm" svg:height="0.891cm" svg:x="16.442cm" svg:y="13.004cm">
          <draw:text-box>
            <text:p><text:span text:style-name="T3">82%</text:span></text:p>
          </draw:text-box>
        </draw:frame>
        <draw:frame draw:style-name="gr48" draw:text-style-name="P9" draw:layer="layout" svg:width="1.727cm" svg:height="0.887cm" svg:x="15.674cm" svg:y="17.637cm">
          <draw:text-box>
            <text:p><text:span text:style-name="T3">7</text:span><text:span text:style-name="T3">6</text:span><text:span text:style-name="T3">%</text:span></text:p>
          </draw:text-box>
        </draw:frame>
        <draw:frame draw:style-name="gr45" draw:text-style-name="P9" draw:layer="layout" svg:width="1.605cm" svg:height="0.806cm" svg:x="15.415cm" svg:y="20.351cm">
          <draw:text-box>
            <text:p><text:span text:style-name="T3">74%</text:span></text:p>
          </draw:text-box>
        </draw:frame>
        <draw:frame draw:style-name="gr49" draw:text-style-name="P10" draw:layer="layout" svg:width="0.938cm" svg:height="0.969cm" svg:x="3.694cm" svg:y="1.801cm">
          <draw:text-box>
            <text:p><text:span text:style-name="T4">a</text:span></text:p>
          </draw:text-box>
        </draw:frame>
        <draw:frame draw:style-name="gr50" draw:text-style-name="P10" draw:layer="layout" svg:width="1.736cm" svg:height="0.962cm" svg:x="3.717cm" svg:y="9.25cm">
          <draw:text-box>
            <text:p><text:span text:style-name="T4">b</text:span></text:p>
          </draw:text-box>
        </draw:frame>
        <draw:frame draw:style-name="gr51" draw:text-style-name="P10" draw:layer="layout" svg:width="0.938cm" svg:height="1.107cm" svg:x="3.694cm" svg:y="16.79cm">
          <draw:text-box>
            <text:p><text:span text:style-name="T4">c</text:span></text:p>
          </draw:text-box>
        </draw:frame>
        <draw:frame draw:style-name="gr52" draw:text-style-name="P11" draw:layer="layout" svg:width="5.126cm" svg:height="0.892cm" svg:x="5.942cm" svg:y="1.886cm">
          <draw:text-box>
            <text:p><text:span text:style-name="T5">W</text:span><text:span text:style-name="T5">hol</text:span><text:span text:style-name="T5">e </text:span><text:span text:style-name="T5">W</text:span><text:span text:style-name="T5">orl</text:span><text:span text:style-name="T5">d</text:span></text:p>
          </draw:text-box>
        </draw:frame>
        <draw:frame draw:style-name="gr53" draw:text-style-name="P11" draw:layer="layout" svg:width="7.199cm" svg:height="1.107cm" svg:x="5.862cm" svg:y="9.277cm">
          <draw:text-box>
            <text:p><text:span text:style-name="T5">Palearctic &amp; Nearctic </text:span></text:p>
          </draw:text-box>
        </draw:frame>
        <draw:frame draw:style-name="gr54" draw:text-style-name="P11" draw:layer="layout" svg:width="3.19cm" svg:height="1.107cm" svg:x="5.88cm" svg:y="16.827cm">
          <draw:text-box>
            <text:p><text:span text:style-name="T5">Tr</text:span><text:span text:style-name="T5">opi</text:span><text:span text:style-name="T5">cs</text:span></text:p>
          </draw:text-box>
        </draw:frame>
        <draw:frame draw:style-name="gr19" draw:text-style-name="P8" draw:layer="layout" svg:width="1.446cm" svg:height="1.673cm" svg:x="4.234cm" svg:y="13.388cm">
          <draw:text-box>
            <text:p text:style-name="P7"><text:span text:style-name="T2">Plot</text:span></text:p>
            <text:p text:style-name="P7"><text:span text:style-name="T2">grain</text:span></text:p>
            <text:p text:style-name="P7"><text:span text:style-name="T2"/></text:p>
          </draw:text-box>
        </draw:frame>
        <draw:frame draw:style-name="gr22" draw:text-style-name="P8" draw:layer="layout" svg:width="1.988cm" svg:height="1.673cm" svg:x="3.692cm" svg:y="10.805cm">
          <draw:text-box>
            <text:p text:style-name="P7"><text:span text:style-name="T2">Cou</text:span><text:span text:style-name="T2">ntry</text:span></text:p>
            <text:p text:style-name="P7"><text:span text:style-name="T2">grai</text:span><text:span text:style-name="T2">n</text:span></text:p>
            <text:p text:style-name="P7"><text:span text:style-name="T2"/></text:p>
          </draw:text-box>
        </draw:frame>
        <draw:frame draw:style-name="gr19" draw:text-style-name="P8" draw:layer="layout" svg:width="1.446cm" svg:height="1.673cm" svg:x="4.234cm" svg:y="21.088cm">
          <draw:text-box>
            <text:p text:style-name="P7"><text:span text:style-name="T2">Plot</text:span></text:p>
            <text:p text:style-name="P7"><text:span text:style-name="T2">grai</text:span><text:span text:style-name="T2">n</text:span></text:p>
            <text:p text:style-name="P7"><text:span text:style-name="T2"/></text:p>
          </draw:text-box>
        </draw:frame>
        <draw:frame draw:style-name="gr22" draw:text-style-name="P8" draw:layer="layout" svg:width="1.988cm" svg:height="1.673cm" svg:x="3.692cm" svg:y="18.505cm">
          <draw:text-box>
            <text:p text:style-name="P7"><text:span text:style-name="T2">Cou</text:span><text:span text:style-name="T2">ntry</text:span></text:p>
            <text:p text:style-name="P7"><text:span text:style-name="T2">grai</text:span><text:span text:style-name="T2">n</text:span></text:p>
            <text:p text:style-name="P7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2:59:53.916902870</meta:creation-date>
    <dc:date>2018-11-02T16:26:02.101878495</dc:date>
    <meta:editing-duration>PT2H17M19S</meta:editing-duration>
    <meta:editing-cycles>18</meta:editing-cycles>
    <meta:generator>LibreOffice/6.1.2.1$Linux_X86_64 LibreOffice_project/10$Build-1</meta:generator>
    <meta:document-statistic meta:object-count="108"/>
  </office:meta>
</office:document-meta>
</file>